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1.76388888888889cm" style:use-optimal-column-width="true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bruary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Ministry of Justice</text:p>
          </table:table-cell>
          <table:table-cell office:value-type="string" table:style-name="ce4">
            <text:p>Ministerial Department</text:p>
          </table:table-cell>
          <table:table-cell office:value-type="string" table:style-name="ce4">
            <text:p>Ministry of Justice</text:p>
          </table:table-cell>
          <table:table-cell office:value-type="float" office:value="318" table:style-name="ce4">
            <text:p>318</text:p>
          </table:table-cell>
          <table:table-cell office:value-type="float" office:value="302.02011999999996" table:style-name="ce4">
            <text:p>302</text:p>
          </table:table-cell>
          <table:table-cell office:value-type="float" office:value="836" table:style-name="ce4">
            <text:p>836</text:p>
          </table:table-cell>
          <table:table-cell office:value-type="float" office:value="811.16998000000001" table:style-name="ce4">
            <text:p>811</text:p>
          </table:table-cell>
          <table:table-cell office:value-type="float" office:value="3700" table:style-name="ce4">
            <text:p>3,700</text:p>
          </table:table-cell>
          <table:table-cell office:value-type="float" office:value="3615.8085299999993" table:style-name="ce4">
            <text:p>3,616</text:p>
          </table:table-cell>
          <table:table-cell office:value-type="float" office:value="2021" table:style-name="ce4">
            <text:p>2,021</text:p>
          </table:table-cell>
          <table:table-cell office:value-type="float" office:value="1972.1748300000002" table:style-name="ce4">
            <text:p>1,972</text:p>
          </table:table-cell>
          <table:table-cell office:value-type="float" office:value="169" table:style-name="ce4">
            <text:p>169</text:p>
          </table:table-cell>
          <table:table-cell office:value-type="float" office:value="164.51911999999999" table:style-name="ce4">
            <text:p>165</text:p>
          </table:table-cell>
          <table:table-cell office:value-type="float" office:value="48" table:style-name="ce4">
            <text:p>48</text:p>
          </table:table-cell>
          <table:table-cell office:value-type="float" office:value="44.817570000000003" table:style-name="ce4">
            <text:p>45</text:p>
          </table:table-cell>
          <table:table-cell office:value-type="float" office:value="7092" table:style-name="ce4">
            <text:p>7,092</text:p>
          </table:table-cell>
          <table:table-cell office:value-type="float" office:value="6910.5101499999992" table:style-name="ce4">
            <text:p>6,911</text:p>
          </table:table-cell>
          <table:table-cell office:value-type="float" office:value="94" table:style-name="ce4">
            <text:p>94</text:p>
          </table:table-cell>
          <table:table-cell office:value-type="float" office:value="92.300000000000011" table:style-name="ce4">
            <text:p>92</text:p>
          </table:table-cell>
          <table:table-cell office:value-type="float" office:value="63" table:style-name="ce4">
            <text:p>63</text:p>
          </table:table-cell>
          <table:table-cell office:value-type="float" office:value="56.31" table:style-name="ce4">
            <text:p>56</text:p>
          </table:table-cell>
          <table:table-cell office:value-type="float" office:value="384.69999999999993" table:style-name="ce4">
            <text:p>385</text:p>
          </table:table-cell>
          <table:table-cell office:value-type="float" office:value="384.09999999999991" table:style-name="ce4">
            <text:p>384</text:p>
          </table:table-cell>
          <table:table-cell office:value-type="float" office:value="541.69999999999993" table:style-name="ce4">
            <text:p>542</text:p>
          </table:table-cell>
          <table:table-cell office:value-type="float" office:value="532.70999999999992" table:style-name="ce4">
            <text:p>533</text:p>
          </table:table-cell>
          <table:table-cell office:value-type="float" office:value="0" table:style-name="ce4">
            <text:p>0</text:p>
          </table:table-cell>
          <table:table-cell office:value-type="float" office:value="7633.7" table:style-name="ce4">
            <text:p>7,634</text:p>
          </table:table-cell>
          <table:table-cell office:value-type="float" office:value="7443.2201499999992" table:style-name="ce4">
            <text:p>7,443</text:p>
          </table:table-cell>
          <table:table-cell office:value-type="float" office:value="24686881.169999994" table:style-name="ce4">
            <text:p>24,686,881</text:p>
          </table:table-cell>
          <table:table-cell office:value-type="float" office:value="954972.69" table:style-name="ce4">
            <text:p>954,973</text:p>
          </table:table-cell>
          <table:table-cell office:value-type="float" office:value="616191.39999999991" table:style-name="ce4">
            <text:p>616,191</text:p>
          </table:table-cell>
          <table:table-cell office:value-type="float" office:value="118427.23" table:style-name="ce4">
            <text:p>118,427</text:p>
          </table:table-cell>
          <table:table-cell office:value-type="float" office:value="7173248.9000000004" table:style-name="ce4">
            <text:p>7,173,249</text:p>
          </table:table-cell>
          <table:table-cell office:value-type="float" office:value="3924909.78" table:style-name="ce4">
            <text:p>3,924,910</text:p>
          </table:table-cell>
          <table:table-cell office:value-type="float" office:value="37474631.169999994" table:style-name="ce4">
            <text:p>37,474,631</text:p>
          </table:table-cell>
          <table:table-cell office:value-type="float" office:value="6625747.8000000007" table:style-name="ce4">
            <text:p>6,625,748</text:p>
          </table:table-cell>
          <table:table-cell office:value-type="float" office:value="1041697.0699999998" table:style-name="ce4">
            <text:p>1,041,697</text:p>
          </table:table-cell>
          <table:table-cell office:value-type="float" office:value="7667444.870000001" table:style-name="ce4">
            <text:p>7,667,445</text:p>
          </table:table-cell>
          <table:table-cell office:value-type="float" office:value="45142076.039999992" table:style-name="ce4">
            <text:p>45,142,07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Criminal Injuries Compensation Authorit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126" table:style-name="ce4">
            <text:p>126</text:p>
          </table:table-cell>
          <table:table-cell office:value-type="float" office:value="114.39055000000003" table:style-name="ce4">
            <text:p>114</text:p>
          </table:table-cell>
          <table:table-cell office:value-type="float" office:value="86" table:style-name="ce4">
            <text:p>86</text:p>
          </table:table-cell>
          <table:table-cell office:value-type="float" office:value="80.598650000000035" table:style-name="ce4">
            <text:p>81</text:p>
          </table:table-cell>
          <table:table-cell office:value-type="float" office:value="96" table:style-name="ce4">
            <text:p>96</text:p>
          </table:table-cell>
          <table:table-cell office:value-type="float" office:value="93.410809999999984" table:style-name="ce4">
            <text:p>93</text:p>
          </table:table-cell>
          <table:table-cell office:value-type="float" office:value="15" table:style-name="ce4">
            <text:p>15</text:p>
          </table:table-cell>
          <table:table-cell office:value-type="float" office:value="10.64864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5" table:style-name="ce4">
            <text:p>325</text:p>
          </table:table-cell>
          <table:table-cell office:value-type="float" office:value="301.04865000000007" table:style-name="ce4">
            <text:p>3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5" table:style-name="ce4">
            <text:p>325</text:p>
          </table:table-cell>
          <table:table-cell office:value-type="float" office:value="301.04865000000007" table:style-name="ce4">
            <text:p>301</text:p>
          </table:table-cell>
          <table:table-cell office:value-type="float" office:value="949435.47666666785" table:style-name="ce4">
            <text:p>949,435</text:p>
          </table:table-cell>
          <table:table-cell office:value-type="float" office:value="0" table:style-name="ce4">
            <text:p>0</text:p>
          </table:table-cell>
          <table:table-cell office:value-type="float" office:value="9016.6500000000015" table:style-name="ce4">
            <text:p>9,0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8452.12666666787" table:style-name="ce4">
            <text:p>958,4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8452.12666666787" table:style-name="ce4">
            <text:p>958,45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HM Courts and Tribunals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466" table:style-name="ce4">
            <text:p>9,466</text:p>
          </table:table-cell>
          <table:table-cell office:value-type="float" office:value="8263.2580200001066" table:style-name="ce4">
            <text:p>8,263</text:p>
          </table:table-cell>
          <table:table-cell office:value-type="float" office:value="2757" table:style-name="ce4">
            <text:p>2,757</text:p>
          </table:table-cell>
          <table:table-cell office:value-type="float" office:value="2607.6858099999931" table:style-name="ce4">
            <text:p>2,608</text:p>
          </table:table-cell>
          <table:table-cell office:value-type="float" office:value="2829" table:style-name="ce4">
            <text:p>2,829</text:p>
          </table:table-cell>
          <table:table-cell office:value-type="float" office:value="2675.2059499999968" table:style-name="ce4">
            <text:p>2,675</text:p>
          </table:table-cell>
          <table:table-cell office:value-type="float" office:value="749" table:style-name="ce4">
            <text:p>749</text:p>
          </table:table-cell>
          <table:table-cell office:value-type="float" office:value="729.42863000000011" table:style-name="ce4">
            <text:p>729</text:p>
          </table:table-cell>
          <table:table-cell office:value-type="float" office:value="73" table:style-name="ce4">
            <text:p>73</text:p>
          </table:table-cell>
          <table:table-cell office:value-type="float" office:value="72.567480000000003" table:style-name="ce4">
            <text:p>73</text:p>
          </table:table-cell>
          <table:table-cell office:value-type="float" office:value="8" table:style-name="ce4">
            <text:p>8</text:p>
          </table:table-cell>
          <table:table-cell office:value-type="float" office:value="7.51389" table:style-name="ce4">
            <text:p>8</text:p>
          </table:table-cell>
          <table:table-cell office:value-type="float" office:value="15882" table:style-name="ce4">
            <text:p>15,882</text:p>
          </table:table-cell>
          <table:table-cell office:value-type="float" office:value="14355.659780000098" table:style-name="ce4">
            <text:p>14,356</text:p>
          </table:table-cell>
          <table:table-cell office:value-type="float" office:value="2377.46" table:style-name="ce4">
            <text:p>2,377</text:p>
          </table:table-cell>
          <table:table-cell office:value-type="float" office:value="2377.46" table:style-name="ce4">
            <text:p>2,377</text:p>
          </table:table-cell>
          <table:table-cell office:value-type="float" office:value="24.54" table:style-name="ce4">
            <text:p>25</text:p>
          </table:table-cell>
          <table:table-cell office:value-type="float" office:value="24.54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02" table:style-name="ce4">
            <text:p>2,402</text:p>
          </table:table-cell>
          <table:table-cell office:value-type="float" office:value="2402" table:style-name="ce4">
            <text:p>2,402</text:p>
          </table:table-cell>
          <table:table-cell office:value-type="float" office:value="0" table:style-name="ce4">
            <text:p>0</text:p>
          </table:table-cell>
          <table:table-cell office:value-type="float" office:value="18284" table:style-name="ce4">
            <text:p>18,284</text:p>
          </table:table-cell>
          <table:table-cell office:value-type="float" office:value="16757.659780000096" table:style-name="ce4">
            <text:p>16,758</text:p>
          </table:table-cell>
          <table:table-cell office:value-type="float" office:value="33843362.909999996" table:style-name="ce4">
            <text:p>33,843,363</text:p>
          </table:table-cell>
          <table:table-cell office:value-type="float" office:value="663725.15999999992" table:style-name="ce4">
            <text:p>663,725</text:p>
          </table:table-cell>
          <table:table-cell office:value-type="float" office:value="375921.23" table:style-name="ce4">
            <text:p>375,921</text:p>
          </table:table-cell>
          <table:table-cell office:value-type="float" office:value="379558.05000000005" table:style-name="ce4">
            <text:p>379,558</text:p>
          </table:table-cell>
          <table:table-cell office:value-type="float" office:value="9078553.1899999995" table:style-name="ce4">
            <text:p>9,078,553</text:p>
          </table:table-cell>
          <table:table-cell office:value-type="float" office:value="3298534.3600000003" table:style-name="ce4">
            <text:p>3,298,534</text:p>
          </table:table-cell>
          <table:table-cell office:value-type="float" office:value="47639654.899999984" table:style-name="ce4">
            <text:p>47,639,655</text:p>
          </table:table-cell>
          <table:table-cell office:value-type="float" office:value="7443613.4399999995" table:style-name="ce4">
            <text:p>7,443,613</text:p>
          </table:table-cell>
          <table:table-cell office:value-type="float" office:value="578987.48" table:style-name="ce4">
            <text:p>578,987</text:p>
          </table:table-cell>
          <table:table-cell office:value-type="float" office:value="8022600.9199999999" table:style-name="ce4">
            <text:p>8,022,601</text:p>
          </table:table-cell>
          <table:table-cell office:value-type="float" office:value="55662255.819999985" table:style-name="ce4">
            <text:p>55,662,25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Legal Aid Agency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440" table:style-name="ce4">
            <text:p>440</text:p>
          </table:table-cell>
          <table:table-cell office:value-type="float" office:value="395.53543000000019" table:style-name="ce4">
            <text:p>396</text:p>
          </table:table-cell>
          <table:table-cell office:value-type="float" office:value="344" table:style-name="ce4">
            <text:p>344</text:p>
          </table:table-cell>
          <table:table-cell office:value-type="float" office:value="320.91521000000017" table:style-name="ce4">
            <text:p>321</text:p>
          </table:table-cell>
          <table:table-cell office:value-type="float" office:value="299" table:style-name="ce4">
            <text:p>299</text:p>
          </table:table-cell>
          <table:table-cell office:value-type="float" office:value="287.43055000000004" table:style-name="ce4">
            <text:p>287</text:p>
          </table:table-cell>
          <table:table-cell office:value-type="float" office:value="97" table:style-name="ce4">
            <text:p>97</text:p>
          </table:table-cell>
          <table:table-cell office:value-type="float" office:value="95.900819999999996" table:style-name="ce4">
            <text:p>96</text:p>
          </table:table-cell>
          <table:table-cell office:value-type="float" office:value="10" table:style-name="ce4">
            <text:p>10</text:p>
          </table:table-cell>
          <table:table-cell office:value-type="float" office:value="9.0653199999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90" table:style-name="ce4">
            <text:p>1,190</text:p>
          </table:table-cell>
          <table:table-cell office:value-type="float" office:value="1108.8473300000003" table:style-name="ce4">
            <text:p>1,109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92" table:style-name="ce4">
            <text:p>1,192</text:p>
          </table:table-cell>
          <table:table-cell office:value-type="float" office:value="1110.8473300000003" table:style-name="ce4">
            <text:p>1,111</text:p>
          </table:table-cell>
          <table:table-cell office:value-type="float" office:value="3101351.3099999996" table:style-name="ce4">
            <text:p>3,101,351</text:p>
          </table:table-cell>
          <table:table-cell office:value-type="float" office:value="34745.89" table:style-name="ce4">
            <text:p>34,746</text:p>
          </table:table-cell>
          <table:table-cell office:value-type="float" office:value="45630.03" table:style-name="ce4">
            <text:p>45,630</text:p>
          </table:table-cell>
          <table:table-cell office:value-type="float" office:value="52923.360000000008" table:style-name="ce4">
            <text:p>52,923</text:p>
          </table:table-cell>
          <table:table-cell office:value-type="float" office:value="687345.62" table:style-name="ce4">
            <text:p>687,346</text:p>
          </table:table-cell>
          <table:table-cell office:value-type="float" office:value="263290.58" table:style-name="ce4">
            <text:p>263,291</text:p>
          </table:table-cell>
          <table:table-cell office:value-type="float" office:value="4185286.7899999996" table:style-name="ce4">
            <text:p>4,185,287</text:p>
          </table:table-cell>
          <table:table-cell office:value-type="float" office:value="5088.6099999999997" table:style-name="ce4">
            <text:p>5,089</text:p>
          </table:table-cell>
          <table:table-cell office:value-type="float" office:value="0" table:style-name="ce4">
            <text:p>0</text:p>
          </table:table-cell>
          <table:table-cell office:value-type="float" office:value="5088.6099999999997" table:style-name="ce4">
            <text:p>5,089</text:p>
          </table:table-cell>
          <table:table-cell office:value-type="float" office:value="4190375.3999999994" table:style-name="ce4">
            <text:p>4,190,37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HM Prison and Probation Service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28928" table:style-name="ce4">
            <text:p>28,928</text:p>
          </table:table-cell>
          <table:table-cell office:value-type="float" office:value="27300.859150000397" table:style-name="ce4">
            <text:p>27,301</text:p>
          </table:table-cell>
          <table:table-cell office:value-type="float" office:value="6880" table:style-name="ce4">
            <text:p>6,880</text:p>
          </table:table-cell>
          <table:table-cell office:value-type="float" office:value="6574.4994600000282" table:style-name="ce4">
            <text:p>6,574</text:p>
          </table:table-cell>
          <table:table-cell office:value-type="float" office:value="7411" table:style-name="ce4">
            <text:p>7,411</text:p>
          </table:table-cell>
          <table:table-cell office:value-type="float" office:value="7087.1690200000194" table:style-name="ce4">
            <text:p>7,087</text:p>
          </table:table-cell>
          <table:table-cell office:value-type="float" office:value="926" table:style-name="ce4">
            <text:p>926</text:p>
          </table:table-cell>
          <table:table-cell office:value-type="float" office:value="906.91210999999998" table:style-name="ce4">
            <text:p>907</text:p>
          </table:table-cell>
          <table:table-cell office:value-type="float" office:value="89" table:style-name="ce4">
            <text:p>89</text:p>
          </table:table-cell>
          <table:table-cell office:value-type="float" office:value="88.028570000000002" table:style-name="ce4">
            <text:p>88</text:p>
          </table:table-cell>
          <table:table-cell office:value-type="float" office:value="21217" table:style-name="ce4">
            <text:p>21,217</text:p>
          </table:table-cell>
          <table:table-cell office:value-type="float" office:value="19711.197099999947" table:style-name="ce4">
            <text:p>19,711</text:p>
          </table:table-cell>
          <table:table-cell office:value-type="float" office:value="65451" table:style-name="ce4">
            <text:p>65,451</text:p>
          </table:table-cell>
          <table:table-cell office:value-type="float" office:value="61668.665410000394" table:style-name="ce4">
            <text:p>61,669</text:p>
          </table:table-cell>
          <table:table-cell office:value-type="float" office:value="1239.7014285714286" table:style-name="ce4">
            <text:p>1,240</text:p>
          </table:table-cell>
          <table:table-cell office:value-type="float" office:value="1239.7014285714286" table:style-name="ce4">
            <text:p>1,2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39.7014285714286" table:style-name="ce4">
            <text:p>1,240</text:p>
          </table:table-cell>
          <table:table-cell office:value-type="float" office:value="1239.7014285714286" table:style-name="ce4">
            <text:p>1,240</text:p>
          </table:table-cell>
          <table:table-cell office:value-type="float" office:value="0" table:style-name="ce4">
            <text:p>0</text:p>
          </table:table-cell>
          <table:table-cell office:value-type="float" office:value="66690.701428571425" table:style-name="ce4">
            <text:p>66,691</text:p>
          </table:table-cell>
          <table:table-cell office:value-type="float" office:value="62908.366838571819" table:style-name="ce4">
            <text:p>62,908</text:p>
          </table:table-cell>
          <table:table-cell office:value-type="float" office:value="152547661.23000002" table:style-name="ce4">
            <text:p>152,547,661</text:p>
          </table:table-cell>
          <table:table-cell office:value-type="float" office:value="17402861.830000002" table:style-name="ce4">
            <text:p>17,402,862</text:p>
          </table:table-cell>
          <table:table-cell office:value-type="float" office:value="2421029.4699999997" table:style-name="ce4">
            <text:p>2,421,029</text:p>
          </table:table-cell>
          <table:table-cell office:value-type="float" office:value="8889078.9000000004" table:style-name="ce4">
            <text:p>8,889,079</text:p>
          </table:table-cell>
          <table:table-cell office:value-type="float" office:value="45923902.060000002" table:style-name="ce4">
            <text:p>45,923,902</text:p>
          </table:table-cell>
          <table:table-cell office:value-type="float" office:value="17948796.209999997" table:style-name="ce4">
            <text:p>17,948,796</text:p>
          </table:table-cell>
          <table:table-cell office:value-type="float" office:value="245133329.70000005" table:style-name="ce4">
            <text:p>245,133,330</text:p>
          </table:table-cell>
          <table:table-cell office:value-type="float" office:value="4739368.7799999993" table:style-name="ce4">
            <text:p>4,739,369</text:p>
          </table:table-cell>
          <table:table-cell office:value-type="float" office:value="343845.87" table:style-name="ce4">
            <text:p>343,846</text:p>
          </table:table-cell>
          <table:table-cell office:value-type="float" office:value="5083214.6499999994" table:style-name="ce4">
            <text:p>5,083,215</text:p>
          </table:table-cell>
          <table:table-cell office:value-type="float" office:value="250216544.35000005" table:style-name="ce4">
            <text:p>250,216,54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The Office of the Public Guardian</text:p>
          </table:table-cell>
          <table:table-cell office:value-type="string" table:style-name="ce4">
            <text:p>Executive Agency</text:p>
          </table:table-cell>
          <table:table-cell office:value-type="string" table:style-name="ce4">
            <text:p>Ministry of Justice</text:p>
          </table:table-cell>
          <table:table-cell office:value-type="float" office:value="987" table:style-name="ce4">
            <text:p>987</text:p>
          </table:table-cell>
          <table:table-cell office:value-type="float" office:value="894.38973999999757" table:style-name="ce4">
            <text:p>894</text:p>
          </table:table-cell>
          <table:table-cell office:value-type="float" office:value="433" table:style-name="ce4">
            <text:p>433</text:p>
          </table:table-cell>
          <table:table-cell office:value-type="float" office:value="413.42757000000006" table:style-name="ce4">
            <text:p>413</text:p>
          </table:table-cell>
          <table:table-cell office:value-type="float" office:value="176" table:style-name="ce4">
            <text:p>176</text:p>
          </table:table-cell>
          <table:table-cell office:value-type="float" office:value="167.48458000000002" table:style-name="ce4">
            <text:p>167</text:p>
          </table:table-cell>
          <table:table-cell office:value-type="float" office:value="22" table:style-name="ce4">
            <text:p>22</text:p>
          </table:table-cell>
          <table:table-cell office:value-type="float" office:value="21.8" table:style-name="ce4">
            <text:p>2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21" table:style-name="ce4">
            <text:p>1,621</text:p>
          </table:table-cell>
          <table:table-cell office:value-type="float" office:value="1500.1018899999976" table:style-name="ce4">
            <text:p>1,500</text:p>
          </table:table-cell>
          <table:table-cell office:value-type="float" office:value="175" table:style-name="ce4">
            <text:p>175</text:p>
          </table:table-cell>
          <table:table-cell office:value-type="float" office:value="164.5" table:style-name="ce4">
            <text:p>1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5" table:style-name="ce4">
            <text:p>175</text:p>
          </table:table-cell>
          <table:table-cell office:value-type="float" office:value="164.5" table:style-name="ce4">
            <text:p>165</text:p>
          </table:table-cell>
          <table:table-cell office:value-type="float" office:value="0" table:style-name="ce4">
            <text:p>0</text:p>
          </table:table-cell>
          <table:table-cell office:value-type="float" office:value="1796" table:style-name="ce4">
            <text:p>1,796</text:p>
          </table:table-cell>
          <table:table-cell office:value-type="float" office:value="1664.6018899999976" table:style-name="ce4">
            <text:p>1,665</text:p>
          </table:table-cell>
          <table:table-cell office:value-type="float" office:value="3145074.5300000003" table:style-name="ce4">
            <text:p>3,145,075</text:p>
          </table:table-cell>
          <table:table-cell office:value-type="float" office:value="39082.910000000003" table:style-name="ce4">
            <text:p>39,083</text:p>
          </table:table-cell>
          <table:table-cell office:value-type="float" office:value="56267.569999999992" table:style-name="ce4">
            <text:p>56,268</text:p>
          </table:table-cell>
          <table:table-cell office:value-type="float" office:value="202470.36" table:style-name="ce4">
            <text:p>202,470</text:p>
          </table:table-cell>
          <table:table-cell office:value-type="float" office:value="822909.18" table:style-name="ce4">
            <text:p>822,909</text:p>
          </table:table-cell>
          <table:table-cell office:value-type="float" office:value="308016.63" table:style-name="ce4">
            <text:p>308,017</text:p>
          </table:table-cell>
          <table:table-cell office:value-type="float" office:value="4573821.18" table:style-name="ce4">
            <text:p>4,573,821</text:p>
          </table:table-cell>
          <table:table-cell office:value-type="float" office:value="452575.04000000004" table:style-name="ce4">
            <text:p>452,575</text:p>
          </table:table-cell>
          <table:table-cell office:value-type="float" office:value="0" table:style-name="ce4">
            <text:p>0</text:p>
          </table:table-cell>
          <table:table-cell office:value-type="float" office:value="452575.04000000004" table:style-name="ce4">
            <text:p>452,575</text:p>
          </table:table-cell>
          <table:table-cell office:value-type="float" office:value="5026396.22" table:style-name="ce4">
            <text:p>5,026,396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Children and Family Court Advisory and Support Servic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72" table:style-name="ce4">
            <text:p>2,272</text:p>
          </table:table-cell>
          <table:table-cell office:value-type="float" office:value="2066.8240989999999" table:style-name="ce4">
            <text:p>2,067</text:p>
          </table:table-cell>
          <table:table-cell office:value-type="float" office:value="2272" table:style-name="ce4">
            <text:p>2,272</text:p>
          </table:table-cell>
          <table:table-cell office:value-type="float" office:value="2066.8240989999999" table:style-name="ce4">
            <text:p>2,067</text:p>
          </table:table-cell>
          <table:table-cell office:value-type="float" office:value="52" table:style-name="ce4">
            <text:p>52</text:p>
          </table:table-cell>
          <table:table-cell office:value-type="float" office:value="52" table:style-name="ce4">
            <text:p>52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" table:style-name="ce4">
            <text:p>58</text:p>
          </table:table-cell>
          <table:table-cell office:value-type="float" office:value="58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2330" table:style-name="ce4">
            <text:p>2,330</text:p>
          </table:table-cell>
          <table:table-cell office:value-type="float" office:value="2124.8240989999999" table:style-name="ce4">
            <text:p>2,125</text:p>
          </table:table-cell>
          <table:table-cell office:value-type="float" office:value="11947099.149999995" table:style-name="ce4">
            <text:p>11,947,0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947099.149999995" table:style-name="ce4">
            <text:p>11,947,099</text:p>
          </table:table-cell>
          <table:table-cell office:value-type="float" office:value="581962.91000000015" table:style-name="ce4">
            <text:p>581,963</text:p>
          </table:table-cell>
          <table:table-cell office:value-type="float" office:value="0" table:style-name="ce4">
            <text:p>0</text:p>
          </table:table-cell>
          <table:table-cell office:value-type="float" office:value="581962.91000000015" table:style-name="ce4">
            <text:p>581,963</text:p>
          </table:table-cell>
          <table:table-cell office:value-type="float" office:value="12529062.059999995" table:style-name="ce4">
            <text:p>12,529,062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Criminal Cases Review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3.62" table:style-name="ce4">
            <text:p>94</text:p>
          </table:table-cell>
          <table:table-cell office:value-type="float" office:value="100" table:style-name="ce4">
            <text:p>100</text:p>
          </table:table-cell>
          <table:table-cell office:value-type="float" office:value="93.62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93.62" table:style-name="ce4">
            <text:p>94</text:p>
          </table:table-cell>
          <table:table-cell office:value-type="float" office:value="483292" table:style-name="ce4">
            <text:p>483,292</text:p>
          </table:table-cell>
          <table:table-cell office:value-type="float" office:value="0" table:style-name="ce4">
            <text:p>0</text:p>
          </table:table-cell>
          <table:table-cell office:value-type="float" office:value="1795" table:style-name="ce4">
            <text:p>1,7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5087" table:style-name="ce4">
            <text:p>485,08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5087" table:style-name="ce4">
            <text:p>485,087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Judicial Appointments Commission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3" table:style-name="ce4">
            <text:p>3</text:p>
          </table:table-cell>
          <table:table-cell office:value-type="float" office:value="2.8" table:style-name="ce4">
            <text:p>3</text:p>
          </table:table-cell>
          <table:table-cell office:value-type="float" office:value="24" table:style-name="ce4">
            <text:p>24</text:p>
          </table:table-cell>
          <table:table-cell office:value-type="float" office:value="23.6" table:style-name="ce4">
            <text:p>24</text:p>
          </table:table-cell>
          <table:table-cell office:value-type="float" office:value="57" table:style-name="ce4">
            <text:p>57</text:p>
          </table:table-cell>
          <table:table-cell office:value-type="float" office:value="54.8" table:style-name="ce4">
            <text:p>55</text:p>
          </table:table-cell>
          <table:table-cell office:value-type="float" office:value="12" table:style-name="ce4">
            <text:p>12</text:p>
          </table:table-cell>
          <table:table-cell office:value-type="float" office:value="11.6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4" table:style-name="ce4">
            <text:p>0</text:p>
          </table:table-cell>
          <table:table-cell office:value-type="float" office:value="98" table:style-name="ce4">
            <text:p>98</text:p>
          </table:table-cell>
          <table:table-cell office:value-type="float" office:value="94.2" table:style-name="ce4">
            <text:p>94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09" table:style-name="ce4">
            <text:p>109</text:p>
          </table:table-cell>
          <table:table-cell office:value-type="float" office:value="105.2" table:style-name="ce4">
            <text:p>105</text:p>
          </table:table-cell>
          <table:table-cell office:value-type="float" office:value="309325.06999999995" table:style-name="ce4">
            <text:p>309,325</text:p>
          </table:table-cell>
          <table:table-cell office:value-type="float" office:value="4889.6200000000008" table:style-name="ce4">
            <text:p>4,890</text:p>
          </table:table-cell>
          <table:table-cell office:value-type="float" office:value="2868.75" table:style-name="ce4">
            <text:p>2,869</text:p>
          </table:table-cell>
          <table:table-cell office:value-type="float" office:value="0" table:style-name="ce4">
            <text:p>0</text:p>
          </table:table-cell>
          <table:table-cell office:value-type="float" office:value="76043.240000000005" table:style-name="ce4">
            <text:p>76,043</text:p>
          </table:table-cell>
          <table:table-cell office:value-type="float" office:value="33566.509999999995" table:style-name="ce4">
            <text:p>33,567</text:p>
          </table:table-cell>
          <table:table-cell office:value-type="float" office:value="426693.18999999994" table:style-name="ce4">
            <text:p>426,693</text:p>
          </table:table-cell>
          <table:table-cell office:value-type="float" office:value="41706.67" table:style-name="ce4">
            <text:p>41,707</text:p>
          </table:table-cell>
          <table:table-cell office:value-type="float" office:value="17784" table:style-name="ce4">
            <text:p>17,784</text:p>
          </table:table-cell>
          <table:table-cell office:value-type="float" office:value="59490.67" table:style-name="ce4">
            <text:p>59,491</text:p>
          </table:table-cell>
          <table:table-cell office:value-type="float" office:value="486183.85999999993" table:style-name="ce4">
            <text:p>486,18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Legal Services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36.700000000000003" table:style-name="ce4">
            <text:p>37</text:p>
          </table:table-cell>
          <table:table-cell office:value-type="float" office:value="40" table:style-name="ce4">
            <text:p>40</text:p>
          </table:table-cell>
          <table:table-cell office:value-type="float" office:value="36.700000000000003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36.700000000000003" table:style-name="ce4">
            <text:p>37</text:p>
          </table:table-cell>
          <table:table-cell office:value-type="float" office:value="264519.25999999978" table:style-name="ce4">
            <text:p>264,5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4519.25999999978" table:style-name="ce4">
            <text:p>264,5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4519.25999999978" table:style-name="ce4">
            <text:p>264,519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Parole Board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13" table:style-name="ce4">
            <text:p>13</text:p>
          </table:table-cell>
          <table:table-cell office:value-type="float" office:value="12.5" table:style-name="ce4">
            <text:p>13</text:p>
          </table:table-cell>
          <table:table-cell office:value-type="float" office:value="125" table:style-name="ce4">
            <text:p>125</text:p>
          </table:table-cell>
          <table:table-cell office:value-type="float" office:value="123.2" table:style-name="ce4">
            <text:p>123</text:p>
          </table:table-cell>
          <table:table-cell office:value-type="float" office:value="50" table:style-name="ce4">
            <text:p>50</text:p>
          </table:table-cell>
          <table:table-cell office:value-type="float" office:value="49" table:style-name="ce4">
            <text:p>49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1" table:style-name="ce4">
            <text:p>201</text:p>
          </table:table-cell>
          <table:table-cell office:value-type="float" office:value="196.7" table:style-name="ce4">
            <text:p>197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212" table:style-name="ce4">
            <text:p>212</text:p>
          </table:table-cell>
          <table:table-cell office:value-type="float" office:value="207.7" table:style-name="ce4">
            <text:p>208</text:p>
          </table:table-cell>
          <table:table-cell office:value-type="float" office:value="594411.71000000008" table:style-name="ce4">
            <text:p>594,412</text:p>
          </table:table-cell>
          <table:table-cell office:value-type="float" office:value="1888.39" table:style-name="ce4">
            <text:p>1,888</text:p>
          </table:table-cell>
          <table:table-cell office:value-type="float" office:value="0" table:style-name="ce4">
            <text:p>0</text:p>
          </table:table-cell>
          <table:table-cell office:value-type="float" office:value="688.47" table:style-name="ce4">
            <text:p>688</text:p>
          </table:table-cell>
          <table:table-cell office:value-type="float" office:value="145289.28" table:style-name="ce4">
            <text:p>145,289</text:p>
          </table:table-cell>
          <table:table-cell office:value-type="float" office:value="64223.520000000004" table:style-name="ce4">
            <text:p>64,224</text:p>
          </table:table-cell>
          <table:table-cell office:value-type="float" office:value="806501.37000000011" table:style-name="ce4">
            <text:p>806,501</text:p>
          </table:table-cell>
          <table:table-cell office:value-type="float" office:value="25452.73" table:style-name="ce4">
            <text:p>25,453</text:p>
          </table:table-cell>
          <table:table-cell office:value-type="float" office:value="0" table:style-name="ce4">
            <text:p>0</text:p>
          </table:table-cell>
          <table:table-cell office:value-type="float" office:value="25452.73" table:style-name="ce4">
            <text:p>25,453</text:p>
          </table:table-cell>
          <table:table-cell office:value-type="float" office:value="831954.10000000009" table:style-name="ce4">
            <text:p>831,954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Youth Justice Board for England and Wale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16.600000000000001" table:style-name="ce4">
            <text:p>17</text:p>
          </table:table-cell>
          <table:table-cell office:value-type="float" office:value="46" table:style-name="ce4">
            <text:p>46</text:p>
          </table:table-cell>
          <table:table-cell office:value-type="float" office:value="44.52" table:style-name="ce4">
            <text:p>45</text:p>
          </table:table-cell>
          <table:table-cell office:value-type="float" office:value="31" table:style-name="ce4">
            <text:p>31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7.12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" table:style-name="ce4">
            <text:p>99</text:p>
          </table:table-cell>
          <table:table-cell office:value-type="float" office:value="97.12" table:style-name="ce4">
            <text:p>97</text:p>
          </table:table-cell>
          <table:table-cell office:value-type="float" office:value="186289.57000000004" table:style-name="ce4">
            <text:p>186,290</text:p>
          </table:table-cell>
          <table:table-cell office:value-type="float" office:value="3073.99" table:style-name="ce4">
            <text:p>3,074</text:p>
          </table:table-cell>
          <table:table-cell office:value-type="float" office:value="486" table:style-name="ce4">
            <text:p>486</text:p>
          </table:table-cell>
          <table:table-cell office:value-type="float" office:value="0" table:style-name="ce4">
            <text:p>0</text:p>
          </table:table-cell>
          <table:table-cell office:value-type="float" office:value="94430.670000000013" table:style-name="ce4">
            <text:p>94,431</text:p>
          </table:table-cell>
          <table:table-cell office:value-type="float" office:value="41044.520000000004" table:style-name="ce4">
            <text:p>41,045</text:p>
          </table:table-cell>
          <table:table-cell office:value-type="float" office:value="325324.75000000006" table:style-name="ce4">
            <text:p>325,3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5324.75000000006" table:style-name="ce4">
            <text:p>325,325</text:p>
          </table:table-cell>
          <table:table-cell table:number-columns-repeated="16343"/>
        </table:table-row>
        <table:table-row table:style-name="ro2">
          <table:table-cell office:value-type="float" office:value="2023" table:style-name="ce3">
            <text:p>2023</text:p>
          </table:table-cell>
          <table:table-cell office:value-type="string" table:style-name="ce4">
            <text:p>February</text:p>
          </table:table-cell>
          <table:table-cell office:value-type="string" table:style-name="ce4">
            <text:p>Independent Monitoring Authority for the Citizens’ Rights Agreements</text:p>
          </table:table-cell>
          <table:table-cell office:value-type="string" table:style-name="ce4">
            <text:p>Executive Non-Departmental Public Body</text:p>
          </table:table-cell>
          <table:table-cell office:value-type="string" table:style-name="ce4">
            <text:p>Ministry of Justice</text:p>
          </table:table-cell>
          <table:table-cell office:value-type="float" office:value="9" table:style-name="ce4">
            <text:p>9</text:p>
          </table:table-cell>
          <table:table-cell office:value-type="float" office:value="8.6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6.6" table:style-name="ce4">
            <text:p>7</text:p>
          </table:table-cell>
          <table:table-cell office:value-type="float" office:value="18" table:style-name="ce4">
            <text:p>18</text:p>
          </table:table-cell>
          <table:table-cell office:value-type="float" office:value="17.46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14.8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51.459999999999994" table:style-name="ce4">
            <text:p>51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5" table:style-name="ce4">
            <text:p>65</text:p>
          </table:table-cell>
          <table:table-cell office:value-type="float" office:value="57.459999999999994" table:style-name="ce4">
            <text:p>57</text:p>
          </table:table-cell>
          <table:table-cell office:value-type="float" office:value="183778.42" table:style-name="ce4">
            <text:p>183,778</text:p>
          </table:table-cell>
          <table:table-cell office:value-type="float" office:value="6115.9" table:style-name="ce4">
            <text:p>6,116</text:p>
          </table:table-cell>
          <table:table-cell office:value-type="float" office:value="5350" table:style-name="ce4">
            <text:p>5,350</text:p>
          </table:table-cell>
          <table:table-cell office:value-type="float" office:value="0" table:style-name="ce4">
            <text:p>0</text:p>
          </table:table-cell>
          <table:table-cell office:value-type="float" office:value="53521.97" table:style-name="ce4">
            <text:p>53,522</text:p>
          </table:table-cell>
          <table:table-cell office:value-type="float" office:value="21790.800000000003" table:style-name="ce4">
            <text:p>21,791</text:p>
          </table:table-cell>
          <table:table-cell office:value-type="float" office:value="270557.09000000003" table:style-name="ce4">
            <text:p>270,557</text:p>
          </table:table-cell>
          <table:table-cell office:value-type="float" office:value="57661.25" table:style-name="ce4">
            <text:p>57,661</text:p>
          </table:table-cell>
          <table:table-cell office:value-type="float" office:value="0" table:style-name="ce4">
            <text:p>0</text:p>
          </table:table-cell>
          <table:table-cell office:value-type="float" office:value="57661.25" table:style-name="ce4">
            <text:p>57,661</text:p>
          </table:table-cell>
          <table:table-cell office:value-type="float" office:value="328218.34000000003" table:style-name="ce4">
            <text:p>328,218</text:p>
          </table:table-cell>
          <table:table-cell table:number-columns-repeated="16343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artley, Robert</meta:initial-creator>
    <dc:creator>Dale, Harriet</dc:creator>
    <meta:creation-date>2022-09-30T10:29:42Z</meta:creation-date>
    <dc:date>2023-06-06T14:05:04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